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pitch="fixed"/>
    <style:font-face style:name="Courier 10 Pitch1" svg:font-family="'Courier 10 Pitch'" style:font-adornments="Normal"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loext:graphic-properties draw:fill="solid" draw:fill-color="#ffcc00" draw:opacity="100%"/>
      <style:paragraph-properties fo:text-align="center" style:justify-single-word="false" fo:background-color="#ffcc00"/>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Heading_20_2">
      <style:text-properties fo:font-style="normal" style:font-style-asian="normal" style:font-style-complex="normal"/>
    </style:style>
    <style:style style:name="P4" style:family="paragraph" style:parent-style-name="Heading_20_2">
      <style:text-properties officeooo:rsid="00149d09" officeooo:paragraph-rsid="00149d09"/>
    </style:style>
    <style:style style:name="P5" style:family="paragraph" style:parent-style-name="Standard" style:list-style-name="L1">
      <loext:graphic-properties draw:fill="solid" draw:fill-color="#ffff99" draw:opacity="100%"/>
      <style:paragraph-properties fo:background-color="#ffff99" style:shadow="non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list-style-name="L1">
      <loext:graphic-properties draw:fill="solid" draw:fill-color="#ffff99" draw:opacity="100%"/>
      <style:paragraph-properties fo:background-color="#ffff99" style:shadow="none"/>
      <style:text-properties fo:font-style="normal" style:text-underline-style="none" fo:font-weight="normal" officeooo:paragraph-rsid="001433fe" style:font-style-asian="normal" style:font-weight-asian="normal" style:font-style-complex="normal" style:font-weight-complex="normal"/>
    </style:style>
    <style:style style:name="P7" style:family="paragraph" style:parent-style-name="Standard" style:list-style-name="L1">
      <loext:graphic-properties draw:fill="solid" draw:fill-color="#ffff99" draw:opacity="100%"/>
      <style:paragraph-properties fo:background-color="#ffff99" style:shadow="none"/>
      <style:text-properties fo:font-style="normal" style:text-underline-style="none" fo:font-weight="normal" officeooo:rsid="001433fe" officeooo:paragraph-rsid="001433fe"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paragraph-rsid="00149d09" style:font-style-asian="normal" style:font-weight-asian="normal" style:font-style-complex="normal" style:font-weight-complex="normal"/>
    </style:style>
    <style:style style:name="P9" style:family="paragraph" style:parent-style-name="Standard" style:list-style-name="L1">
      <loext:graphic-properties draw:fill="solid" draw:fill-color="#ffff99" draw:opacity="100%"/>
      <style:paragraph-properties fo:background-color="#ffff99" style:shadow="none"/>
      <style:text-properties fo:font-style="normal" style:text-underline-style="none" fo:font-weight="normal" officeooo:rsid="00149d09" officeooo:paragraph-rsid="00149d09" style:font-style-asian="normal" style:font-weight-asian="normal" style:font-style-complex="normal" style:font-weight-complex="normal"/>
    </style:style>
    <style:style style:name="T1" style:family="text">
      <style:text-properties fo:font-weight="bold" officeooo:rsid="00128ac1" style:font-weight-asian="bold" style:font-weight-complex="bold"/>
    </style:style>
    <style:style style:name="T2" style:family="text">
      <style:text-properties fo:font-weight="bold" officeooo:rsid="001433fe" style:font-weight-asian="bold" style:font-weight-complex="bold"/>
    </style:style>
    <style:style style:name="T3" style:family="text">
      <style:text-properties officeooo:rsid="00128ac1"/>
    </style:style>
    <style:style style:name="T4" style:family="text">
      <style:text-properties officeooo:rsid="001433f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eraction avec clavier et souris</text:p>
      <text:p text:style-name="P1"/>
      <text:h text:style-name="P3" text:outline-level="2">Gestion des touches du clavier.</text:h>
      <text:p text:style-name="P1"/>
      <text:list xml:id="list2923880967" text:style-name="L1">
        <text:list-item>
          <text:p text:style-name="P5">Codez une application avec une scène contenant une boule. Lors de l'appui sur les touches de direction, la boule doit se déplacer dans cette direction de quelques pixels. <text:span text:style-name="T3">(utilisez la méthode </text:span><text:span text:style-name="T1">moveBy</text:span><text:span text:style-name="T3"> pour déplacer la boule)</text:span></text:p>
        </text:list-item>
      </text:list>
      <text:p text:style-name="P1"/>
      <text:h text:style-name="Heading_20_2" text:outline-level="2">Gestion de la souris.</text:h>
      <text:p text:style-name="P1"/>
      <text:list xml:id="list81832838905138" text:continue-numbering="true" text:style-name="L1">
        <text:list-item>
          <text:p text:style-name="P6"><text:span text:style-name="T4">En vous aidant de la classe </text:span><text:span text:style-name="T2">QGraphicsViewPerso</text:span><text:span text:style-name="T4"> du cours, c</text:span>odez une application avec une scène contenant une boule. <text:span text:style-name="T4">Cette scène devra être associée à une vue gérant le déplacement de la souris</text:span>. <text:s/><text:span text:style-name="T4">Lorsque la souris se déplacera dans la vue, </text:span>la boule <text:span text:style-name="T4">devra </text:span>suive le curseur de la souris.<text:span text:style-name="T3">(utilisez la méthode </text:span><text:span text:style-name="T2">setPos</text:span><text:span text:style-name="T3"> pour déplacer la boule au coordonnées données par le signal </text:span><text:span text:style-name="T1">positionSouris</text:span><text:span text:style-name="T3">).</text:span></text:p>
        </text:list-item>
        <text:list-item>
          <text:p text:style-name="P7">Modifiez votre code en ajoutant un rectangle en bas de la scene. Le rectangle devra suive la souris, mais uniquement par rapport à la vertical de cette dernière.</text:p>
        </text:list-item>
      </text:list>
      <text:h text:style-name="P4" text:outline-level="2">All in One</text:h>
      <text:p text:style-name="P8"/>
      <text:list text:continue-numbering="true" text:style-name="L1">
        <text:list-item>
          <text:p text:style-name="P9">En vous aidant de l'exemple fourni pour la gestion des collisions, proposez un casse-brique dont la raquette peut être dirigée horizontalement indifféremment par la souris ou les touches du clavier. Le jeu devrait jouer un son lors de la collision entre la balle et une brique, un autre son lors d'une collision entre la raquette et la balle, et gérer le fait que la balle est perdue si elle touche le rebord bas.</text:p>
        </text:list-item>
      </text:list>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pitch="fixed"/>
    <style:font-face style:name="Courier 10 Pitch1" svg:font-family="'Courier 10 Pitch'" style:font-adornments="Normal"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deSource" style:family="paragraph" style:parent-style-name="Standard" style:class="text">
      <style:paragraph-properties fo:padding="0.049cm" fo:border="0.06pt solid #000000" style:shadow="none"/>
      <style:text-properties style:font-name="Courier 10 Pitch1" fo:font-family="'Courier 10 Pitch'" style:font-style-name="Normal" style:font-pitch="fixed" fo:font-size="10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meta:creation-date>2008-09-30T11:55:13</meta:creation-date>
    <dc:date>2023-12-14T08:18:31.108257275</dc:date>
    <meta:editing-cycles>53</meta:editing-cycles>
    <meta:editing-duration>PT11H8M44S</meta:editing-duration>
    <dc:creator>Didier BERNARD</dc:creator>
    <meta:document-statistic meta:table-count="0" meta:image-count="0" meta:object-count="0" meta:page-count="1" meta:paragraph-count="8" meta:word-count="221" meta:character-count="1287" meta:non-whitespace-character-count="1077"/>
    <meta:user-defined meta:name="Info 1"/>
    <meta:user-defined meta:name="Info 2"/>
    <meta:user-defined meta:name="Info 3"/>
    <meta:user-defined meta:name="Info 4"/>
  </office:meta>
</office:document-meta>
</file>